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8in"/>
    </style:style>
    <style:style style:name="co3" style:family="table-column">
      <style:table-column-properties fo:break-before="auto" style:column-width="4.3957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bloc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Sequenc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$A$2]&amp;TEXT([.$A$2];&quot;-&quot;)&amp;[.B2]" office:value-type="string" office:string-value="1-1" calcext:value-type="string">
            <text:p>1-1</text:p>
          </table:table-cell>
          <table:table-cell office:value-type="string" calcext:value-type="string">
            <text:p>RASLLLLYFLTSLLATLTSLLILI</text:p>
          </table:table-cell>
          <table:table-cell/>
          <table:table-cell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[.$A$2]&amp;TEXT([.$A$2];&quot;-&quot;)&amp;[.B3]" office:value-type="string" office:string-value="1-2" calcext:value-type="string">
            <text:p>1-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[.$A$2]&amp;TEXT([.$A$2];&quot;-&quot;)&amp;[.B4]" office:value-type="string" office:string-value="1-3" calcext:value-type="string">
            <text:p>1-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[.$A$2]&amp;TEXT([.$A$2];&quot;-&quot;)&amp;[.B5]" office:value-type="string" office:string-value="1-4" calcext:value-type="string">
            <text:p>1-4</text:p>
          </table:table-cell>
          <table:table-cell office:value-type="string" calcext:value-type="string">
            <text:p>RASLLLLWTLLAVLYLLLSFLILI</text:p>
          </table:table-cell>
          <table:table-cell/>
          <table:table-cell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[.$A$2]&amp;TEXT([.$A$2];&quot;-&quot;)&amp;[.B6]" office:value-type="string" office:string-value="1-5" calcext:value-type="string">
            <text:p>1-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[.$A$2]&amp;TEXT([.$A$2];&quot;-&quot;)&amp;[.B7]" office:value-type="string" office:string-value="1-6" calcext:value-type="string">
            <text:p>1-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[.$A$2]&amp;TEXT([.$A$2];&quot;-&quot;)&amp;[.B8]" office:value-type="string" office:string-value="1-7" calcext:value-type="string">
            <text:p>1-7</text:p>
          </table:table-cell>
          <table:table-cell office:value-type="string" calcext:value-type="string">
            <text:p>RASLLLLLVLLMLLTSLLSFLILI</text:p>
          </table:table-cell>
          <table:table-cell office:value-type="string" calcext:value-type="string">
            <text:p>sequence not found in my dataset; unconfident bases in sequencing</text:p>
          </table:table-cell>
          <table:table-cell table:number-columns-repeated="14"/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[.$A$2]&amp;TEXT([.$A$2];&quot;-&quot;)&amp;[.B9]" office:value-type="string" office:string-value="1-8" calcext:value-type="string">
            <text:p>1-8</text:p>
          </table:table-cell>
          <table:table-cell office:value-type="string" calcext:value-type="string">
            <text:p>RASLLLSYLLVLLLGFLLFTLILI</text:p>
          </table:table-cell>
          <table:table-cell/>
          <table:table-cell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[.$A$2]&amp;TEXT([.$A$2];&quot;-&quot;)&amp;[.B10]" office:value-type="string" office:string-value="1-9" calcext:value-type="string">
            <text:p>1-9</text:p>
          </table:table-cell>
          <table:table-cell office:value-type="string" calcext:value-type="string">
            <text:p>RASLLLYLLLTTLLAALLSFLILI</text:p>
          </table:table-cell>
          <table:table-cell/>
          <table:table-cell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[.$A$2]&amp;TEXT([.$A$2];&quot;-&quot;)&amp;[.B11]" office:value-type="string" office:string-value="1-10" calcext:value-type="string">
            <text:p>1-10</text:p>
          </table:table-cell>
          <table:table-cell office:value-type="string" calcext:value-type="string">
            <text:p>RASLLLLYFLTSLLATLTSLLILI</text:p>
          </table:table-cell>
          <table:table-cell/>
          <table:table-cell office:value-type="string" calcext:value-type="string">
            <text:p>AAASYLLGVLLGLLLGTLAAA</text:p>
          </table:table-cell>
          <table:table-cell office:value-type="float" office:value="-33.1759" calcext:value-type="float">
            <text:p>-33.1759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59999999999" calcext:value-type="float">
            <text:p>-767.159999999999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69999999999" calcext:value-type="float">
            <text:p>1.21969999999999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[.$A$2]&amp;TEXT([.$A$2];&quot;-&quot;)&amp;[.B12]" office:value-type="string" office:string-value="1-11" calcext:value-type="string">
            <text:p>1-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 table:formula="of:=[.$A$2]&amp;TEXT([.$A$2];&quot;-&quot;)&amp;[.B13]" office:value-type="string" office:string-value="1-12" calcext:value-type="string">
            <text:p>1-12</text:p>
          </table:table-cell>
          <table:table-cell office:value-type="string" calcext:value-type="string">
            <text:p>RASLLLSYLLGVLLGLLLGTLILI</text:p>
          </table:table-cell>
          <table:table-cell/>
          <table:table-cell office:value-type="string" calcext:value-type="string">
            <text:p>AAASYLLGVLLGLLLGTLAAA</text:p>
          </table:table-cell>
          <table:table-cell office:value-type="float" office:value="-33.1759" calcext:value-type="float">
            <text:p>-33.1759</text:p>
          </table:table-cell>
          <table:table-cell office:value-type="string" calcext:value-type="string">
            <text:p>GAS</text:p>
          </table:table-cell>
          <table:table-cell office:value-type="float" office:value="-40.4062" calcext:value-type="float">
            <text:p>-40.4062</text:p>
          </table:table-cell>
          <table:table-cell office:value-type="float" office:value="-24.6226" calcext:value-type="float">
            <text:p>-24.6226</text:p>
          </table:table-cell>
          <table:table-cell office:value-type="float" office:value="31.853" calcext:value-type="float">
            <text:p>31.853</text:p>
          </table:table-cell>
          <table:table-cell office:value-type="string" calcext:value-type="string">
            <text:p>design_6053</text:p>
          </table:table-cell>
          <table:table-cell office:value-type="float" office:value="0" calcext:value-type="float">
            <text:p>0</text:p>
          </table:table-cell>
          <table:table-cell office:value-type="float" office:value="-767.159999999999" calcext:value-type="float">
            <text:p>-767.159999999999</text:p>
          </table:table-cell>
          <table:table-cell office:value-type="float" office:value="-5.0809" calcext:value-type="float">
            <text:p>-5.0809</text:p>
          </table:table-cell>
          <table:table-cell office:value-type="float" office:value="-0.36326" calcext:value-type="float">
            <text:p>-0.36326</text:p>
          </table:table-cell>
          <table:table-cell office:value-type="float" office:value="1.21969999999999" calcext:value-type="float">
            <text:p>1.21969999999999</text:p>
          </table:table-cell>
          <table:table-cell office:value-type="float" office:value="-0.35358" calcext:value-type="float">
            <text:p>-0.35358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 table:formula="of:=[.$A$2]&amp;TEXT([.$A$2];&quot;-&quot;)&amp;[.B14]" office:value-type="string" office:string-value="1-13" calcext:value-type="string">
            <text:p>1-13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 table:formula="of:=[.$A$2]&amp;TEXT([.$A$2];&quot;-&quot;)&amp;[.B15]" office:value-type="string" office:string-value="1-14" calcext:value-type="string">
            <text:p>1-14</text:p>
          </table:table-cell>
          <table:table-cell office:value-type="string" calcext:value-type="string">
            <text:p>RASLLLLYVLLWTLALLLSFLILI</text:p>
          </table:table-cell>
          <table:table-cell/>
          <table:table-cell office:value-type="string" calcext:value-type="string">
            <text:p>AAALYVLLWTLALLLSFLAAA</text:p>
          </table:table-cell>
          <table:table-cell office:value-type="float" office:value="-19.8712" calcext:value-type="float">
            <text:p>-19.8712</text:p>
          </table:table-cell>
          <table:table-cell office:value-type="string" calcext:value-type="string">
            <text:p>Left</text:p>
          </table:table-cell>
          <table:table-cell office:value-type="float" office:value="-34.2152" calcext:value-type="float">
            <text:p>-34.2152</text:p>
          </table:table-cell>
          <table:table-cell office:value-type="float" office:value="0.197099999999991" calcext:value-type="float">
            <text:p>0.197099999999991</text:p>
          </table:table-cell>
          <table:table-cell office:value-type="float" office:value="14.147" calcext:value-type="float">
            <text:p>14.147</text:p>
          </table:table-cell>
          <table:table-cell office:value-type="string" calcext:value-type="string">
            <text:p>design_6265</text:p>
          </table:table-cell>
          <table:table-cell office:value-type="float" office:value="1" calcext:value-type="float">
            <text:p>1</text:p>
          </table:table-cell>
          <table:table-cell office:value-type="float" office:value="-869.84" calcext:value-type="float">
            <text:p>-869.84</text:p>
          </table:table-cell>
          <table:table-cell office:value-type="float" office:value="6.08289999999999" calcext:value-type="float">
            <text:p>6.08289999999999</text:p>
          </table:table-cell>
          <table:table-cell office:value-type="float" office:value="-0.599490000000001" calcext:value-type="float">
            <text:p>-0.599490000000001</text:p>
          </table:table-cell>
          <table:table-cell office:value-type="float" office:value="0.064599999999999" calcext:value-type="float">
            <text:p>0.064599999999999</text:p>
          </table:table-cell>
          <table:table-cell office:value-type="float" office:value="0.615559999999999" calcext:value-type="float">
            <text:p>0.61555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&amp;TEXT([.$A$2];&quot;-&quot;)&amp;[.B16]" office:value-type="string" office:string-value="1-15" calcext:value-type="string">
            <text:p>1-15</text:p>
          </table:table-cell>
          <table:table-cell office:value-type="string" calcext:value-type="string">
            <text:p>RASLLLYLLLTTLLAALLSFLILI</text:p>
          </table:table-cell>
          <table:table-cell/>
          <table:table-cell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bloc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Sequenc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[.$A$19]&amp;TEXT([.$A$19];&quot;-&quot;)&amp;[.B19]" office:value-type="string" office:string-value="2-1" calcext:value-type="string">
            <text:p>2-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19]+1" office:value-type="float" office:value="2" calcext:value-type="float">
            <text:p>2</text:p>
          </table:table-cell>
          <table:table-cell table:formula="of:=[.$A$19]&amp;TEXT([.$A$19];&quot;-&quot;)&amp;[.B20]" office:value-type="string" office:string-value="2-2" calcext:value-type="string">
            <text:p>2-2</text:p>
          </table:table-cell>
          <table:table-cell office:value-type="string" calcext:value-type="string">
            <text:p>RASLLLLTWLTALLFTLTSLLILI</text:p>
          </table:table-cell>
          <table:table-cell/>
          <table:table-cell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20]+1" office:value-type="float" office:value="3" calcext:value-type="float">
            <text:p>3</text:p>
          </table:table-cell>
          <table:table-cell table:formula="of:=[.$A$19]&amp;TEXT([.$A$19];&quot;-&quot;)&amp;[.B21]" office:value-type="string" office:string-value="2-3" calcext:value-type="string">
            <text:p>2-3</text:p>
          </table:table-cell>
          <table:table-cell office:value-type="string" calcext:value-type="string">
            <text:p>RASLLLLYWLTSLLAYLTSLLILI</text:p>
          </table:table-cell>
          <table:table-cell/>
          <table:table-cell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</table:table-row>
        <table:table-row table:style-name="ro1">
          <table:table-cell/>
          <table:table-cell table:formula="of:=[.B21]+1" office:value-type="float" office:value="4" calcext:value-type="float">
            <text:p>4</text:p>
          </table:table-cell>
          <table:table-cell table:formula="of:=[.$A$19]&amp;TEXT([.$A$19];&quot;-&quot;)&amp;[.B22]" office:value-type="string" office:string-value="2-4" calcext:value-type="string">
            <text:p>2-4</text:p>
          </table:table-cell>
          <table:table-cell office:value-type="string" calcext:value-type="string">
            <text:p>RASLLLGFLLGFLLGTLLGYLILI</text:p>
          </table:table-cell>
          <table:table-cell/>
          <table:table-cell office:value-type="string" calcext:value-type="string">
            <text:p>LLLGFLLGFLLGTLLGYLILI</text:p>
          </table:table-cell>
          <table:table-cell office:value-type="float" office:value="-42.156" calcext:value-type="float">
            <text:p>-42.156</text:p>
          </table:table-cell>
          <table:table-cell office:value-type="string" calcext:value-type="string">
            <text:p>GAS</text:p>
          </table:table-cell>
          <table:table-cell office:value-type="float" office:value="-50.6169" calcext:value-type="float">
            <text:p>-50.6169</text:p>
          </table:table-cell>
          <table:table-cell office:value-type="float" office:value="-12.7387" calcext:value-type="float">
            <text:p>-12.7387</text:p>
          </table:table-cell>
          <table:table-cell office:value-type="float" office:value="21.1999999999999" calcext:value-type="float">
            <text:p>21.1999999999999</text:p>
          </table:table-cell>
          <table:table-cell office:value-type="string" calcext:value-type="string">
            <text:p>design_1098</text:p>
          </table:table-cell>
          <table:table-cell office:value-type="float" office:value="0" calcext:value-type="float">
            <text:p>0</text:p>
          </table:table-cell>
          <table:table-cell office:value-type="float" office:value="-1161.29" calcext:value-type="float">
            <text:p>-1161.29</text:p>
          </table:table-cell>
          <table:table-cell office:value-type="float" office:value="-3.11769999999999" calcext:value-type="float">
            <text:p>-3.11769999999999</text:p>
          </table:table-cell>
          <table:table-cell office:value-type="float" office:value="0.08704" calcext:value-type="float">
            <text:p>0.08704</text:p>
          </table:table-cell>
          <table:table-cell office:value-type="float" office:value="2.4624" calcext:value-type="float">
            <text:p>2.4624</text:p>
          </table:table-cell>
          <table:table-cell office:value-type="float" office:value="-0.212699999999999" calcext:value-type="float">
            <text:p>-0.212699999999999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22]+1" office:value-type="float" office:value="5" calcext:value-type="float">
            <text:p>5</text:p>
          </table:table-cell>
          <table:table-cell table:formula="of:=[.$A$19]&amp;TEXT([.$A$19];&quot;-&quot;)&amp;[.B23]" office:value-type="string" office:string-value="2-5" calcext:value-type="string">
            <text:p>2-5</text:p>
          </table:table-cell>
          <table:table-cell office:value-type="string" calcext:value-type="string">
            <text:p>RASLLLGFLLGFLLGTLLGYLILI</text:p>
          </table:table-cell>
          <table:table-cell table:number-columns-repeated="15"/>
        </table:table-row>
        <table:table-row table:style-name="ro1">
          <table:table-cell/>
          <table:table-cell table:formula="of:=[.B23]+1" office:value-type="float" office:value="6" calcext:value-type="float">
            <text:p>6</text:p>
          </table:table-cell>
          <table:table-cell table:formula="of:=[.$A$19]&amp;TEXT([.$A$19];&quot;-&quot;)&amp;[.B24]" office:value-type="string" office:string-value="2-6" calcext:value-type="string">
            <text:p>2-6</text:p>
          </table:table-cell>
          <table:table-cell office:value-type="string" calcext:value-type="string">
            <text:p>RASLLLGFLLGFLLGTLLGYLILI</text:p>
          </table:table-cell>
          <table:table-cell table:number-columns-repeated="15"/>
        </table:table-row>
        <table:table-row table:style-name="ro1">
          <table:table-cell/>
          <table:table-cell table:formula="of:=[.B24]+1" office:value-type="float" office:value="7" calcext:value-type="float">
            <text:p>7</text:p>
          </table:table-cell>
          <table:table-cell table:formula="of:=[.$A$19]&amp;TEXT([.$A$19];&quot;-&quot;)&amp;[.B25]" office:value-type="string" office:string-value="2-7" calcext:value-type="string">
            <text:p>2-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25]+1" office:value-type="float" office:value="8" calcext:value-type="float">
            <text:p>8</text:p>
          </table:table-cell>
          <table:table-cell table:formula="of:=[.$A$19]&amp;TEXT([.$A$19];&quot;-&quot;)&amp;[.B26]" office:value-type="string" office:string-value="2-8" calcext:value-type="string">
            <text:p>2-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 LILI</text:p>
          </table:table-cell>
          <table:table-cell table:number-columns-repeated="14"/>
        </table:table-row>
        <table:table-row table:style-name="ro1">
          <table:table-cell/>
          <table:table-cell table:formula="of:=[.B26]+1" office:value-type="float" office:value="9" calcext:value-type="float">
            <text:p>9</text:p>
          </table:table-cell>
          <table:table-cell table:formula="of:=[.$A$19]&amp;TEXT([.$A$19];&quot;-&quot;)&amp;[.B27]" office:value-type="string" office:string-value="2-9" calcext:value-type="string">
            <text:p>2-9</text:p>
          </table:table-cell>
          <table:table-cell office:value-type="string" calcext:value-type="string">
            <text:p>RASLLLYTLLTS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table:formula="of:=[.B27]+1" office:value-type="float" office:value="10" calcext:value-type="float">
            <text:p>10</text:p>
          </table:table-cell>
          <table:table-cell table:formula="of:=[.$A$19]&amp;TEXT([.$A$19];&quot;-&quot;)&amp;[.B28]" office:value-type="string" office:string-value="2-10" calcext:value-type="string">
            <text:p>2-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28]+1" office:value-type="float" office:value="11" calcext:value-type="float">
            <text:p>11</text:p>
          </table:table-cell>
          <table:table-cell table:formula="of:=[.$A$19]&amp;TEXT([.$A$19];&quot;-&quot;)&amp;[.B29]" office:value-type="string" office:string-value="2-11" calcext:value-type="string">
            <text:p>2-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translated sequence</text:p>
          </table:table-cell>
          <table:table-cell table:number-columns-repeated="14"/>
        </table:table-row>
        <table:table-row table:style-name="ro1">
          <table:table-cell/>
          <table:table-cell table:formula="of:=[.B29]+1" office:value-type="float" office:value="12" calcext:value-type="float">
            <text:p>12</text:p>
          </table:table-cell>
          <table:table-cell table:formula="of:=[.$A$19]&amp;TEXT([.$A$19];&quot;-&quot;)&amp;[.B30]" office:value-type="string" office:string-value="2-12" calcext:value-type="string">
            <text:p>2-12</text:p>
          </table:table-cell>
          <table:table-cell office:value-type="string" calcext:value-type="string">
            <text:p>RASLLLYTRLTT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table:formula="of:=[.B30]+1" office:value-type="float" office:value="13" calcext:value-type="float">
            <text:p>13</text:p>
          </table:table-cell>
          <table:table-cell table:formula="of:=[.$A$19]&amp;TEXT([.$A$19];&quot;-&quot;)&amp;[.B31]" office:value-type="string" office:string-value="2-13" calcext:value-type="string">
            <text:p>2-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reading frame?</text:p>
          </table:table-cell>
          <table:table-cell table:number-columns-repeated="14"/>
        </table:table-row>
        <table:table-row table:style-name="ro1">
          <table:table-cell/>
          <table:table-cell table:formula="of:=[.B31]+1" office:value-type="float" office:value="14" calcext:value-type="float">
            <text:p>14</text:p>
          </table:table-cell>
          <table:table-cell table:formula="of:=[.$A$19]&amp;TEXT([.$A$19];&quot;-&quot;)&amp;[.B32]" office:value-type="string" office:string-value="2-14" calcext:value-type="string">
            <text:p>2-14</text:p>
          </table:table-cell>
          <table:table-cell office:value-type="string" calcext:value-type="string">
            <text:p>RASLLLYTLLTSLLFTLLTILI</text:p>
          </table:table-cell>
          <table:table-cell office:value-type="string" calcext:value-type="string">
            <text:p>short sequenc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19]&amp;TEXT([.$A$19];&quot;-&quot;)&amp;[.B33]" office:value-type="string" office:string-value="2-15" calcext:value-type="string">
            <text:p>2-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wo sequences inserted?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11:59:07.287958641</meta:creation-date>
    <dc:date>2022-12-07T14:16:42.067098387</dc:date>
    <meta:editing-duration>PT5H21M20S</meta:editing-duration>
    <meta:editing-cycles>2</meta:editing-cycles>
    <meta:generator>LibreOffice/6.4.7.2$Linux_X86_64 LibreOffice_project/40$Build-2</meta:generator>
    <meta:document-statistic meta:table-count="1" meta:cell-count="286" meta:object-count="0"/>
  </office:meta>
</office:document-meta>
</file>